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571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572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573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574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575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576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577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578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579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580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581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3.056cm" svg:height="1.498cm" svg:x="9.132cm" svg:y="14.226cm" svg:viewBox="0 0 3057 1499" svg:d="M18 1478c139-370 255-684 255-645s186-657 186-618 79-215 79-215l774 28c0 0 519-19 510-19s568 0 568 0h69c0 0 176 520 166 520s187 392 187 392c0 0 135 402 127 391s107 166 118 166-551-28-510-28-765 39-725 39-716-39-705-28-725 38-676 38-441-30-441-30z">
            <text:p/>
          </draw:path>
          <draw:path draw:style-name="gr1" draw:text-style-name="P1" draw:layer="layout" svg:width="0.47cm" svg:height="0.283cm" draw:transform="rotate (-3.14159265358979) translate (9.74cm 15.701cm)" svg:viewBox="0 0 471 284" svg:d="M0 0c26 90 71 169 71 162s65 51 65 51l97 46 122 25h116">
            <text:p/>
          </draw:path>
          <draw:g>
            <draw:path draw:style-name="gr2" draw:text-style-name="P2" draw:layer="layout" svg:width="0.126cm" svg:height="0.202cm" draw:transform="skewX (0.0874409955249159) rotate (-0.672475360793416) translate (9.66808333333062cm 15.1961805555581cm)" svg:viewBox="0 0 127 203" svg:d="M0 16c113-11 127-16 127-16 0 0-53 85-46 81s-46 122-46 122">
              <text:p/>
            </draw:path>
            <draw:path draw:style-name="gr3" draw:text-style-name="P2" draw:layer="layout" svg:width="0.131cm" svg:height="0.164cm" draw:transform="skewX (0.0848230016469244) rotate (-0.674744288821009) translate (9.7844999999976cm 15.3161250000022cm)" svg:viewBox="0 0 132 165" svg:d="M12 12c55-12 90-12 90-12l13 34c0 0-41 49-32 45s-46 59-46 59c0 0-32 24-37 26s71-2 71-2l61 2">
              <text:p/>
            </draw:path>
            <draw:path draw:style-name="gr4" draw:text-style-name="P2" draw:layer="layout" svg:width="0.046cm" svg:height="0.057cm" draw:transform="skewX (0.058817595792209) rotate (-0.674744288821009) translate (9.95030555555527cm 15.4448888888891cm)" svg:viewBox="0 0 47 58" svg:d="M39 0c17 19 2 51 2 51l-29 7-12-19c0 0 14-40 5-39s34 0 34 0z">
              <text:p/>
            </draw:path>
            <draw:path draw:style-name="gr5" draw:text-style-name="P2" draw:layer="layout" svg:width="0.067cm" svg:height="0.006cm" draw:transform="rotate (-0.691324916714955) translate (9.62045833333334cm 15.2931944444444cm)" svg:viewBox="0 0 68 7" svg:d="M0 0c78 0 67 7 67 7">
              <text:p/>
            </draw:path>
          </draw:g>
          <draw:g>
            <draw:path draw:style-name="gr6" draw:text-style-name="P2" draw:layer="layout" svg:width="0.089cm" svg:height="0.193cm" draw:transform="skewX (-0.00907571211037051) rotate (-0.0328121899374943) translate (10.4988749999998cm 15.7888472222222cm)" svg:viewBox="0 0 90 194" svg:d="M2 0c150 0 63 30 63 30l9 99-67 65-7-2">
              <text:p/>
            </draw:path>
            <draw:path draw:style-name="gr7" draw:text-style-name="P2" draw:layer="layout" svg:width="0.115cm" svg:height="0.154cm" draw:transform="skewX (-0.0113446401379631) rotate (-0.032288591161896) translate (10.8093194444444cm 15.8153055555591cm)" svg:viewBox="0 0 116 155" svg:d="M116 0c-51 2-116 28-116 28l7 44 11 51 38 32 52-12-6-2">
              <text:p/>
            </draw:path>
            <draw:path draw:style-name="gr8" draw:text-style-name="P2" draw:layer="layout" svg:width="0.269cm" svg:height="0.184cm" draw:transform="rotate (-0.0225147473507275) translate (10.9433749999982cm 15.794138888897cm)" svg:viewBox="0 0 270 185" svg:d="M46 168c-14-104-41-122-46-117s92-40 92-40c0 0 28 17 46 21s3 42 3 42l-9 42 32 69-46-129 102-51 45-5-29 64 7 65 27 26">
              <text:p/>
            </draw:path>
            <draw:path draw:style-name="gr9" draw:text-style-name="P2" draw:layer="layout" svg:width="0.089cm" svg:height="-0.001cm" draw:transform="rotate (-0.0195476876223373) translate (10.5235694444435cm 15.8876250000001cm)" svg:viewBox="0 0 90 0" svg:d="M0 0c97 0 90 0 90 0">
              <text:p/>
            </draw:path>
          </draw:g>
          <draw:g>
            <draw:path draw:style-name="gr10" draw:text-style-name="P2" draw:layer="layout" svg:width="0.138cm" svg:height="0.237cm" draw:transform="skewX (-0.00750491578357559) rotate (1.22295220687243) translate (8.97840277778045cm 15.1661944444455cm)" svg:viewBox="0 0 139 238" svg:d="M116 238c-17-215-19-238-19-238l-60 95c0 0-37 78-37 60s51 32 37 25 102 7 102 7">
              <text:p/>
            </draw:path>
            <draw:path draw:style-name="gr11" draw:text-style-name="P2" draw:layer="layout" svg:width="0.108cm" svg:height="0.157cm" draw:transform="rotate (1.22347580564802) translate (9.16713888889089cm 14.9315972222253cm)" svg:viewBox="0 0 109 158" svg:d="M99 0c-53 0-83 14-83 14l-16 57 5 49 41 35c0 0 42 4 30 2s26-12 33-23l-7 11">
              <text:p/>
            </draw:path>
            <draw:path draw:style-name="gr12" draw:text-style-name="P2" draw:layer="layout" svg:width="0.242cm" svg:height="0.173cm" draw:transform="rotate (1.21893794959284) translate (9.21123611111538cm 14.7640277777815cm)" svg:viewBox="0 0 243 174" svg:d="M9 174c-5-64-9-106-9-106 0 0 42-58 18-46s51-3 51-3l49 8c0 0 5 60 0 55s2 71 2 71l5 16-3-134c0 0 54-30 51-34s42 5 42 5l25 29-2 45 5 85">
              <text:p/>
            </draw:path>
          </draw:g>
          <draw:path draw:style-name="gr1" draw:text-style-name="P1" draw:layer="layout" svg:width="0.173cm" svg:height="0.211cm" svg:x="9.471cm" svg:y="13.96cm" svg:viewBox="0 0 174 212" svg:d="M0 196c83-196 99-196 90-196s49 113 49 113c0 0 25 99 34 99s-34-73-34-73h-114">
            <text:p/>
          </draw:path>
          <draw:path draw:style-name="gr1" draw:text-style-name="P1" draw:layer="layout" svg:width="0.154cm" svg:height="0.228cm" svg:x="11.615cm" svg:y="13.935cm" svg:viewBox="0 0 155 229" svg:d="M16 229c0-220 16-229 9-229s107 16 107 16c0 0 16 56 23 56s-74 27-65 27-81 0-81 0h90c0 0 49 65 49 56s-14 51-7 51-85 20-85 20l-56-6z">
            <text:p/>
          </draw:path>
          <draw:path draw:style-name="gr1" draw:text-style-name="P1" draw:layer="layout" svg:width="0.176cm" svg:height="0.219cm" svg:x="12.235cm" svg:y="15.674cm" svg:viewBox="0 0 177 220" svg:d="M169 23c-48-23-92-23-87-23s-53 19-53 19c0 0-23 85-28 85s19 81 14 78 76 42 53 38 72-5 67-5 42-24 42-24">
            <text:p/>
          </draw:path>
          <draw:path draw:style-name="gr1" draw:text-style-name="P1" draw:layer="layout" svg:width="0.172cm" svg:height="0.219cm" svg:x="8.959cm" svg:y="15.713cm" svg:viewBox="0 0 173 220" svg:d="M5 215c0-201 0-215 0-215 0 0 81 11 76 11s53 23 53 23l39 58c0 0-25 81-14 70s-44 44-44 39-81 19-67 19-48 0-48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1" draw:display-name="Dashed (var) 58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3:04:55.126233736</meta:creation-date>
    <dc:date>2018-03-08T13:05:13.376113184</dc:date>
    <meta:editing-duration>PT18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